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200])" office:value-type="float" office:value="0.0000296791443101379" calcext:value-type="float">
            <text:p>2.96791443101379E-05</text:p>
          </table:table-cell>
          <table:table-cell table:formula="of:=AVERAGE([.N2:.N200])" office:value-type="float" office:value="0.0000477638341040773" calcext:value-type="float">
            <text:p>4.77638341040773E-05</text:p>
          </table:table-cell>
          <table:table-cell table:number-columns-repeated="5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09:41:00.4235493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10-23T09:53:26.519860077</dc:date>
    <meta:editing-duration>P1DT41M58S</meta:editing-duration>
    <meta:editing-cycles>144</meta:editing-cycles>
    <meta:generator>LibreOffice/7.2.2.2$Linux_X86_64 LibreOffice_project/20$Build-2</meta:generator>
    <meta:document-statistic meta:table-count="1" meta:cell-count="3200" meta:object-count="0"/>
  </office:meta>
</office:document-meta>
</file>